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077" officeooo:paragraph-rsid="0017b7a1"/>
    </style:style>
    <style:style style:name="P2" style:family="paragraph" style:parent-style-name="Standard">
      <style:text-properties officeooo:rsid="0011e4a4" officeooo:paragraph-rsid="0011e4a4"/>
    </style:style>
    <style:style style:name="P3" style:family="paragraph" style:parent-style-name="Standard">
      <style:text-properties officeooo:rsid="0011e4a4" officeooo:paragraph-rsid="0017b7a1"/>
    </style:style>
    <style:style style:name="P4" style:family="paragraph" style:parent-style-name="Standard">
      <style:text-properties officeooo:rsid="0011e4a4" officeooo:paragraph-rsid="0013a452"/>
    </style:style>
    <style:style style:name="P5" style:family="paragraph" style:parent-style-name="Standard">
      <style:text-properties officeooo:rsid="0013a452" officeooo:paragraph-rsid="0017b7a1"/>
    </style:style>
    <style:style style:name="P6" style:family="paragraph" style:parent-style-name="Standard">
      <style:paragraph-properties fo:text-align="center" style:justify-single-word="false"/>
      <style:text-properties officeooo:rsid="0013a452" officeooo:paragraph-rsid="0013a452"/>
    </style:style>
    <style:style style:name="P7" style:family="paragraph" style:parent-style-name="Standard">
      <style:text-properties officeooo:rsid="00149ee2" officeooo:paragraph-rsid="00149ee2"/>
    </style:style>
    <style:style style:name="P8" style:family="paragraph" style:parent-style-name="Standard">
      <style:text-properties officeooo:rsid="000ec923" officeooo:paragraph-rsid="000ec923"/>
    </style:style>
    <style:style style:name="P9" style:family="paragraph" style:parent-style-name="Standard">
      <style:text-properties officeooo:rsid="00160a10" officeooo:paragraph-rsid="00160a10"/>
    </style:style>
    <style:style style:name="P10" style:family="paragraph" style:parent-style-name="Standard">
      <style:text-properties officeooo:rsid="001ae364" officeooo:paragraph-rsid="001ae364"/>
    </style:style>
    <style:style style:name="P11" style:family="paragraph" style:parent-style-name="Standard">
      <style:text-properties officeooo:rsid="001ae364" officeooo:paragraph-rsid="001c4ee7"/>
    </style:style>
    <style:style style:name="P12" style:family="paragraph" style:parent-style-name="Standard">
      <style:text-properties officeooo:rsid="00149ee2" officeooo:paragraph-rsid="00149ee2"/>
    </style:style>
    <style:style style:name="P13" style:family="paragraph" style:parent-style-name="Standard">
      <style:text-properties officeooo:rsid="00160a10" officeooo:paragraph-rsid="00160a10"/>
    </style:style>
    <style:style style:name="T1" style:family="text">
      <style:text-properties officeooo:rsid="00127698"/>
    </style:style>
    <style:style style:name="T2" style:family="text">
      <style:text-properties officeooo:rsid="0012d8d3"/>
    </style:style>
    <style:style style:name="T3" style:family="text">
      <style:text-properties officeooo:rsid="00137d79"/>
    </style:style>
    <style:style style:name="T4" style:family="text">
      <style:text-properties officeooo:rsid="0013a452"/>
    </style:style>
    <style:style style:name="T5" style:family="text">
      <style:text-properties officeooo:rsid="0014073b"/>
    </style:style>
    <style:style style:name="T6" style:family="text">
      <style:text-properties officeooo:rsid="00160a10"/>
    </style:style>
    <style:style style:name="T7" style:family="text">
      <style:text-properties fo:font-variant="normal" fo:text-transform="none" fo:color="#202124" loext:opacity="100%" style:font-name="Google Sans" fo:font-size="21pt" fo:letter-spacing="normal" fo:font-style="normal" fo:font-weight="normal"/>
    </style:style>
    <style:style style:name="T8" style:family="text">
      <style:text-properties fo:font-variant="normal" fo:text-transform="none" fo:color="#202124" loext:opacity="100%" style:font-name="Google Sans" fo:font-size="21pt" fo:letter-spacing="normal" fo:font-style="normal" fo:font-weight="normal" officeooo:rsid="0017b7a1"/>
    </style:style>
    <style:style style:name="T9" style:family="text">
      <style:text-properties officeooo:rsid="0019ad2f"/>
    </style:style>
    <style:style style:name="T10" style:family="text">
      <style:text-properties officeooo:rsid="001cde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line-break/><text:span text:style-name="T8">Eq</text:span><text:span text:style-name="T7">uations for engine animation</text:span></text:p>
      <text:p text:style-name="P4"/>
      <text:p text:style-name="P2"/>
      <text:p text:style-name="P7">CRANKSHAFT - <text:span text:style-name="T9">biel</text:span><text:span text:style-name="T10">a</text:span></text:p>
      <text:p text:style-name="P7">arc = -time*360</text:p>
      <text:p text:style-name="P10">rot axis x=1</text:p>
      <text:p text:style-name="P7"/>
      <text:p text:style-name="P7">PISTON - <text:span text:style-name="T9">pistão</text:span></text:p>
      <text:p text:style-name="P7">z = 150*z1+35*x1</text:p>
      <text:p text:style-name="P8"/>
      <text:p text:style-name="P9">CRANK - <text:span text:style-name="T9">virabrequim</text:span></text:p>
      <text:p text:style-name="P9">arc = -z0</text:p>
      <text:p text:style-name="P9">y = -35*x0</text:p>
      <text:p text:style-name="P9">z = 35*x1</text:p>
      <text:p text:style-name="P11">rot axis x=1</text:p>
      <text:p text:style-name="P9">-----------------------------------------------------------------------------------------------------------------------</text:p>
      <text:p text:style-name="P5"/>
      <text:p text:style-name="P1"><text:span text:style-name="T4">x0 = </text:span>cos(time*<text:span text:style-name="T2">36</text:span>0)</text:p>
      <text:p text:style-name="P1"><text:span text:style-name="T4">x1 = </text:span>sin(time*<text:span text:style-name="T2">36</text:span>0)</text:p>
      <text:p text:style-name="P3"><text:span text:style-name="T4">y0 = </text:span>x0*<text:span text:style-name="T3">3</text:span>5/1<text:span text:style-name="T1">5</text:span>0</text:p>
      <text:p text:style-name="P1"><text:span text:style-name="T4">y1 = </text:span>y0+1/2*y0^3/3+3/8*y0^5/5+15/48*y0^7/7</text:p>
      <text:p text:style-name="P1"><text:span text:style-name="T5">z0 = </text:span>y1*180/pi</text:p>
      <text:p text:style-name="P3"><text:span text:style-name="T5">z1 = </text:span>cos(z0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ugman </meta:initial-creator>
    <meta:creation-date>2020-11-15T08:57:28.568698218</meta:creation-date>
    <dc:date>2020-11-16T16:08:21.488931640</dc:date>
    <dc:creator>Bugman </dc:creator>
    <meta:editing-duration>PT1H57M18S</meta:editing-duration>
    <meta:editing-cycles>13</meta:editing-cycles>
    <meta:generator>LibreOffice/7.0.2.2$Linux_X86_64 LibreOffice_project/00$Build-2</meta:generator>
    <meta:document-statistic meta:table-count="0" meta:image-count="0" meta:object-count="0" meta:page-count="1" meta:paragraph-count="18" meta:word-count="53" meta:character-count="403" meta:non-whitespace-character-count="367"/>
  </office:meta>
</office:document-meta>
</file>